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text-align="center" fo:break-before="auto" fo:text-indent="0cm" fo:line-height="115%" fo:margin-top="0.635cm" fo:margin-bottom="0.141cm" fo:margin-left="0cm" fo:margin-right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3.302cm"/>
    </style:style>
    <style:style style:name="Column2" style:family="table-column">
      <style:table-column-properties style:column-width="3.302cm"/>
    </style:style>
    <style:style style:name="Column3" style:family="table-column">
      <style:table-column-properties style:column-width="3.302cm"/>
    </style:style>
    <style:style style:name="Column4" style:family="table-column">
      <style:table-column-properties style:column-width="3.302cm"/>
    </style:style>
    <style:style style:name="Column5" style:family="table-column">
      <style:table-column-properties style:column-width="3.30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>
      <style:text-properties fo:font-weight="bold" style:font-weight-asian="bold" style:font-weight-complex="bold"/>
    </style:style>
    <style:style style:name="T22_18" style:family="text"/>
    <style:style style:name="T22_19" style:family="text">
      <style:text-properties fo:font-weight="bold" style:font-weight-asian="bold" style:font-weight-complex="bold"/>
    </style:style>
    <style:style style:name="T22_20" style:family="text">
      <style:text-properties fo:font-weight="bold" style:font-weight-asian="bold" style:font-weight-complex="bold"/>
    </style:style>
    <style:style style:name="T22_21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/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/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/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fo:font-weight="bold" style:font-weight-asian="bold" style:font-weight-complex="bold"/>
    </style:style>
    <style:style style:name="T30_2" style:family="text">
      <style:text-properties fo:font-weight="bold" style:font-weight-asian="bold" style:font-weight-complex="bold"/>
    </style:style>
    <style:style style:name="T30_3" style:family="text">
      <style:text-properties fo:font-weight="bold" style:font-weight-asian="bold" style:font-weight-complex="bold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/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left" style:width="16.51cm" fo:margin-left="0.176cm"/>
    </style:style>
    <style:style style:name="Column6" style:family="table-column">
      <style:table-column-properties style:column-width="3.302cm"/>
    </style:style>
    <style:style style:name="Column7" style:family="table-column">
      <style:table-column-properties style:column-width="3.302cm"/>
    </style:style>
    <style:style style:name="Column8" style:family="table-column">
      <style:table-column-properties style:column-width="3.302cm"/>
    </style:style>
    <style:style style:name="Column9" style:family="table-column">
      <style:table-column-properties style:column-width="3.302cm"/>
    </style:style>
    <style:style style:name="Column10" style:family="table-column">
      <style:table-column-properties style:column-width="3.302cm"/>
    </style:style>
    <style:style style:name="Row4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>
      <style:text-properties fo:font-weight="bold" style:font-weight-asian="bold" style:font-weight-complex="bold"/>
    </style:style>
    <style:style style:name="T51_14" style:family="text"/>
    <style:style style:name="T51_15" style:family="text">
      <style:text-properties fo:font-weight="bold" style:font-weight-asian="bold" style:font-weight-complex="bold"/>
    </style:style>
    <style:style style:name="T51_16" style:family="text">
      <style:text-properties fo:font-weight="bold" style:font-weight-asian="bold" style:font-weight-complex="bold"/>
    </style:style>
    <style:style style:name="T51_17" style:family="text">
      <style:text-properties fo:font-weight="bold" style:font-weight-asian="bold" style:font-weight-complex="bold"/>
    </style:style>
    <style:style style:name="T51_18" style:family="text">
      <style:text-properties fo:font-weight="bold" style:font-weight-asian="bold" style:font-weight-complex="bold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>
      <style:text-properties fo:font-weight="bold" style:font-weight-asian="bold" style:font-weight-complex="bold"/>
    </style:style>
    <style:style style:name="T52_3" style:family="text">
      <style:text-properties fo:font-weight="bold" style:font-weight-asian="bold" style:font-weight-complex="bol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/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T55_4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9_1" style:family="text">
      <style:text-properties fo:font-weight="bold" style:font-weight-asian="bold" style:font-weight-complex="bold"/>
    </style:style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1_1" style:family="text">
      <style:text-properties fo:font-weight="bold" style:font-weight-asian="bold" style:font-weight-complex="bold"/>
    </style:style>
    <style:style style:name="T61_2" style:family="text">
      <style:text-properties fo:font-weight="bold" style:font-weight-asian="bold" style:font-weight-complex="bold"/>
    </style:style>
    <style:style style:name="T61_3" style:family="text">
      <style:text-properties fo:font-weight="bold" style:font-weight-asian="bold" style:font-weight-complex="bold"/>
    </style:style>
    <style:style style:name="T61_4" style:family="text">
      <style:text-properties fo:font-weight="bold" style:font-weight-asian="bold" style:font-weight-complex="bold"/>
    </style:style>
    <style:style style:name="T61_5" style:family="tex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/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T65_5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/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9_1" style:family="tex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/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/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T73_5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font-weight="bold" style:font-weight-asian="bold" style:font-weight-complex="bold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/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6_1" style:family="text"/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/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/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fo:font-weight="bold" style:font-weight-asian="bold" style:font-weight-complex="bold"/>
    </style:style>
    <style:style style:name="T85_2" style:family="text">
      <style:text-properties fo:font-weight="bold" style:font-weight-asian="bold" style:font-weight-complex="bold"/>
    </style:style>
    <style:style style:name="T85_3" style:family="text">
      <style:text-properties fo:font-weight="bold" style:font-weight-asian="bold" style:font-weight-complex="bold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3" style:family="table">
      <style:table-properties table:align="left" style:width="16.51cm" fo:margin-left="0.176cm"/>
    </style:style>
    <style:style style:name="Column11" style:family="table-column">
      <style:table-column-properties style:column-width="3.302cm"/>
    </style:style>
    <style:style style:name="Column12" style:family="table-column">
      <style:table-column-properties style:column-width="3.302cm"/>
    </style:style>
    <style:style style:name="Column13" style:family="table-column">
      <style:table-column-properties style:column-width="3.302cm"/>
    </style:style>
    <style:style style:name="Column14" style:family="table-column">
      <style:table-column-properties style:column-width="3.302cm"/>
    </style:style>
    <style:style style:name="Column15" style:family="table-column">
      <style:table-column-properties style:column-width="3.302cm"/>
    </style:style>
    <style:style style:name="Row7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8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P1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4" style:family="table">
      <style:table-properties table:align="left" style:width="16.51cm" fo:margin-left="0.176cm"/>
    </style:style>
    <style:style style:name="Column16" style:family="table-column">
      <style:table-column-properties style:column-width="3.302cm"/>
    </style:style>
    <style:style style:name="Column17" style:family="table-column">
      <style:table-column-properties style:column-width="3.302cm"/>
    </style:style>
    <style:style style:name="Column18" style:family="table-column">
      <style:table-column-properties style:column-width="3.302cm"/>
    </style:style>
    <style:style style:name="Column19" style:family="table-column">
      <style:table-column-properties style:column-width="3.302cm"/>
    </style:style>
    <style:style style:name="Column20" style:family="table-column">
      <style:table-column-properties style:column-width="3.302cm"/>
    </style:style>
    <style:style style:name="Row10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5" style:family="table">
      <style:table-properties table:align="left" style:width="16.51cm" fo:margin-left="0.176cm"/>
    </style:style>
    <style:style style:name="Column21" style:family="table-column">
      <style:table-column-properties style:column-width="3.302cm"/>
    </style:style>
    <style:style style:name="Column22" style:family="table-column">
      <style:table-column-properties style:column-width="3.302cm"/>
    </style:style>
    <style:style style:name="Column23" style:family="table-column">
      <style:table-column-properties style:column-width="3.302cm"/>
    </style:style>
    <style:style style:name="Column24" style:family="table-column">
      <style:table-column-properties style:column-width="3.302cm"/>
    </style:style>
    <style:style style:name="Column25" style:family="table-column">
      <style:table-column-properties style:column-width="3.302cm"/>
    </style:style>
    <style:style style:name="Row13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P1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5_1" style:family="text"/>
    <style:style style:name="T145_2" style:family="text"/>
    <style:style style:name="P1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P1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2_1" style:family="text"/>
  </office:automatic-styles>
  <office:body>
    <office:text>
      <text:h text:style-name="P1" text:outline-level="10"><text:bookmark-start text:name="h.2wqi1toh55y2"/><text:bookmark-end text:name="h.2wqi1toh55y2"/><text:span text:style-name="T1_1">Controller</text:span><text:span text:style-name="T1_2"><text:s/></text:span><text:span text:style-name="T1_3">c</text:span><text:span text:style-name="T1_4"><text:s/></text:span><text:span text:style-name="T1_5">and</text:span><text:span text:style-name="T1_6"><text:s/></text:span><text:span text:style-name="T1_7">Vmap</text:span><text:span text:style-name="T1_8"><text:s/></text:span><text:span text:style-name="T1_9">Coupling</text:span><text:span text:style-name="T1_10"><text:s/></text:span><text:span text:style-name="T1_11">Paths</text:span></text:h>
      <text:p text:style-name="P2"/>
      <text:p text:style-name="P3"><text:span text:style-name="T3_1">Please</text:span><text:span text:style-name="T3_2"><text:s/></text:span><text:span text:style-name="T3_3">note</text:span><text:span text:style-name="T3_4"><text:s/></text:span><text:span text:style-name="T3_5">each</text:span><text:span text:style-name="T3_6"><text:s/></text:span><text:span text:style-name="T3_7">table</text:span><text:span text:style-name="T3_8"><text:s/></text:span><text:span text:style-name="T3_9">is</text:span><text:span text:style-name="T3_10"><text:s/></text:span><text:span text:style-name="T3_11">a</text:span><text:span text:style-name="T3_12"><text:s/></text:span><text:span text:style-name="T3_13">coupling</text:span><text:span text:style-name="T3_14"><text:s/></text:span><text:span text:style-name="T3_15">path</text:span></text:p>
      <text:p text:style-name="P4"/>
      <text:p text:style-name="P5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row table:style-name="Row1">
          <table:table-cell table:style-name="Cell1">
            <text:p text:style-name="P6"><text:span text:style-name="T6_1">Class</text:span></text:p>
          </table:table-cell>
          <table:table-cell table:style-name="Cell2">
            <text:p text:style-name="P7"><text:span text:style-name="T7_1">Method</text:span></text:p>
          </table:table-cell>
          <table:table-cell table:style-name="Cell3">
            <text:p text:style-name="P8"><text:span text:style-name="T8_1">Line</text:span><text:span text:style-name="T8_2"><text:s/></text:span><text:span text:style-name="T8_3">Location</text:span></text:p>
          </table:table-cell>
          <table:table-cell table:style-name="Cell4">
            <text:p text:style-name="P9"><text:span text:style-name="T9_1">Variable</text:span></text:p>
          </table:table-cell>
          <table:table-cell table:style-name="Cell5">
            <text:p text:style-name="P10"><text:span text:style-name="T10_1">Variable</text:span><text:span text:style-name="T10_2"><text:s/></text:span><text:span text:style-name="T10_3">Modified</text:span><text:span text:style-name="T10_4"><text:s/></text:span><text:span text:style-name="T10_5">To</text:span></text:p>
          </table:table-cell>
        </table:table-row>
        <table:table-row table:style-name="Row2">
          <table:table-cell table:style-name="Cell6">
            <text:p text:style-name="P11"><text:span text:style-name="T11_1">Vmap</text:span><text:span text:style-name="T11_2">.</text:span><text:span text:style-name="T11_3">java</text:span><text:span text:style-name="T11_4"><text:s/></text:span></text:p>
          </table:table-cell>
          <table:table-cell table:style-name="Cell7">
            <text:p text:style-name="P12"><text:span text:style-name="T12_1">Vmap</text:span></text:p>
          </table:table-cell>
          <table:table-cell table:style-name="Cell8">
            <text:p text:style-name="P13"/>
          </table:table-cell>
          <table:table-cell table:style-name="Cell9">
            <text:p text:style-name="P14"/>
          </table:table-cell>
          <table:table-cell table:style-name="Cell10">
            <text:p text:style-name="P15"/>
          </table:table-cell>
        </table:table-row>
        <table:table-row table:style-name="Row3">
          <table:table-cell table:style-name="Cell11">
            <text:p text:style-name="P16"><text:span text:style-name="T16_1">Controller</text:span><text:span text:style-name="T16_2">.</text:span><text:span text:style-name="T16_3">java</text:span></text:p>
          </table:table-cell>
          <table:table-cell table:style-name="Cell12">
            <text:p text:style-name="P17"><text:span text:style-name="T17_1">??</text:span></text:p>
          </table:table-cell>
          <table:table-cell table:style-name="Cell13">
            <text:p text:style-name="P18"/>
          </table:table-cell>
          <table:table-cell table:style-name="Cell14">
            <text:p text:style-name="P19"/>
          </table:table-cell>
          <table:table-cell table:style-name="Cell15">
            <text:p text:style-name="P20"/>
          </table:table-cell>
        </table:table-row>
      </table:table>
      <text:p text:style-name="P21"/>
      <text:p text:style-name="P22"><text:span text:style-name="T22_1">Line</text:span><text:span text:style-name="T22_2"><text:s/>263<text:s/>-<text:s/></text:span><text:span text:style-name="T22_3">c</text:span><text:span text:style-name="T22_4">.</text:span><text:span text:style-name="T22_5">quit</text:span><text:span text:style-name="T22_6">.</text:span><text:span text:style-name="T22_7">actionPerformed</text:span><text:span text:style-name="T22_8">(</text:span><text:span text:style-name="T22_9">new</text:span><text:span text:style-name="T22_10"><text:s/></text:span><text:span text:style-name="T22_11">ActionEvent</text:span><text:span text:style-name="T22_12">(</text:span><text:span text:style-name="T22_13">this</text:span><text:span text:style-name="T22_14">,0,"</text:span><text:span text:style-name="T22_15">quit</text:span><text:span text:style-name="T22_16">"));<text:s/>-<text:s/></text:span><text:span text:style-name="T22_17">A</text:span><text:span text:style-name="T22_18"><text:s/></text:span><text:span text:style-name="T22_19">Main</text:span><text:span text:style-name="T22_20"><text:s/></text:span><text:span text:style-name="T22_21">Link</text:span></text:p>
      <text:p text:style-name="P23"><text:span text:style-name="T23_1">??</text:span></text:p>
      <text:p text:style-name="P24"/>
      <text:p text:style-name="P25"><text:span text:style-name="T25_1">Methods</text:span><text:span text:style-name="T25_2"><text:s/></text:span><text:span text:style-name="T25_3">Called</text:span></text:p>
      <text:p text:style-name="P26"/>
      <text:p text:style-name="P27"><text:span text:style-name="T27_1">quit</text:span></text:p>
      <text:p text:style-name="P28"><text:span text:style-name="T28_1">actionPerformed</text:span></text:p>
      <text:p text:style-name="P29"/>
      <text:p text:style-name="P30"><text:span text:style-name="T30_1">Shared</text:span><text:span text:style-name="T30_2"><text:s/></text:span><text:span text:style-name="T30_3">Object</text:span></text:p>
      <text:p text:style-name="P31"/>
      <text:p text:style-name="P32"><text:span text:style-name="T32_1">ActionEvent</text:span></text:p>
      <text:p text:style-name="P33"/>
      <text:p text:style-name="P34"/>
      <table:table table:style-name="Table2">
        <table:table-column table:style-name="Column6"/>
        <table:table-column table:style-name="Column7"/>
        <table:table-column table:style-name="Column8"/>
        <table:table-column table:style-name="Column9"/>
        <table:table-column table:style-name="Column10"/>
        <table:table-row table:style-name="Row4">
          <table:table-cell table:style-name="Cell16">
            <text:p text:style-name="P35"><text:span text:style-name="T35_1">Class</text:span></text:p>
          </table:table-cell>
          <table:table-cell table:style-name="Cell17">
            <text:p text:style-name="P36"><text:span text:style-name="T36_1">Method</text:span></text:p>
          </table:table-cell>
          <table:table-cell table:style-name="Cell18">
            <text:p text:style-name="P37"><text:span text:style-name="T37_1">Line</text:span><text:span text:style-name="T37_2"><text:s/></text:span><text:span text:style-name="T37_3">Location</text:span></text:p>
          </table:table-cell>
          <table:table-cell table:style-name="Cell19">
            <text:p text:style-name="P38"><text:span text:style-name="T38_1">Variable</text:span></text:p>
          </table:table-cell>
          <table:table-cell table:style-name="Cell20">
            <text:p text:style-name="P39"><text:span text:style-name="T39_1">Variable</text:span><text:span text:style-name="T39_2"><text:s/></text:span><text:span text:style-name="T39_3">Modified</text:span><text:span text:style-name="T39_4"><text:s/></text:span><text:span text:style-name="T39_5">To</text:span></text:p>
          </table:table-cell>
        </table:table-row>
        <table:table-row table:style-name="Row5">
          <table:table-cell table:style-name="Cell21">
            <text:p text:style-name="P40"><text:span text:style-name="T40_1">Vmap</text:span><text:span text:style-name="T40_2">.</text:span><text:span text:style-name="T40_3">java</text:span><text:span text:style-name="T40_4"><text:s/></text:span></text:p>
          </table:table-cell>
          <table:table-cell table:style-name="Cell22">
            <text:p text:style-name="P41"><text:span text:style-name="T41_1">Vmap</text:span></text:p>
          </table:table-cell>
          <table:table-cell table:style-name="Cell23">
            <text:p text:style-name="P42"/>
          </table:table-cell>
          <table:table-cell table:style-name="Cell24">
            <text:p text:style-name="P43"/>
          </table:table-cell>
          <table:table-cell table:style-name="Cell25">
            <text:p text:style-name="P44"/>
          </table:table-cell>
        </table:table-row>
        <table:table-row table:style-name="Row6">
          <table:table-cell table:style-name="Cell26">
            <text:p text:style-name="P45"><text:span text:style-name="T45_1">Controller</text:span><text:span text:style-name="T45_2">.</text:span><text:span text:style-name="T45_3">java</text:span></text:p>
          </table:table-cell>
          <table:table-cell table:style-name="Cell27">
            <text:p text:style-name="P46"><text:span text:style-name="T46_1">changeToMode</text:span></text:p>
          </table:table-cell>
          <table:table-cell table:style-name="Cell28">
            <text:p text:style-name="P47"/>
          </table:table-cell>
          <table:table-cell table:style-name="Cell29">
            <text:p text:style-name="P48"/>
          </table:table-cell>
          <table:table-cell table:style-name="Cell30">
            <text:p text:style-name="P49"/>
          </table:table-cell>
        </table:table-row>
      </table:table>
      <text:p text:style-name="P50"/>
      <text:p text:style-name="P51"><text:span text:style-name="T51_1">Line</text:span><text:span text:style-name="T51_2"><text:s/>275<text:s/>-<text:s/></text:span><text:span text:style-name="T51_3">c</text:span><text:span text:style-name="T51_4">.</text:span><text:span text:style-name="T51_5">changeToMode</text:span><text:span text:style-name="T51_6">(</text:span><text:span text:style-name="T51_7">getProperty</text:span><text:span text:style-name="T51_8">("</text:span><text:span text:style-name="T51_9">initial</text:span><text:span text:style-name="T51_10">_</text:span><text:span text:style-name="T51_11">mode</text:span><text:span text:style-name="T51_12">"));<text:s/>-<text:s/></text:span><text:span text:style-name="T51_13">A</text:span><text:span text:style-name="T51_14"><text:s/></text:span><text:span text:style-name="T51_15">Main</text:span><text:span text:style-name="T51_16"><text:s/></text:span><text:span text:style-name="T51_17">Link</text:span><text:span text:style-name="T51_18">?</text:span></text:p>
      <text:p text:style-name="P52"><text:span text:style-name="T52_1">Methods</text:span><text:span text:style-name="T52_2"><text:s/></text:span><text:span text:style-name="T52_3">Called</text:span></text:p>
      <text:p text:style-name="P53"><text:span text:style-name="T53_1">changeToMode</text:span></text:p>
      <text:p text:style-name="P54"/>
      <text:p text:style-name="P55"><text:span text:style-name="T55_1">Shared</text:span><text:span text:style-name="T55_2"><text:s/></text:span><text:span text:style-name="T55_3">Variable</text:span><text:span text:style-name="T55_4"><text:s/></text:span></text:p>
      <text:p text:style-name="P56"><text:span text:style-name="T56_1">getProperty</text:span><text:span text:style-name="T56_2">(“</text:span><text:span text:style-name="T56_3">initial</text:span><text:span text:style-name="T56_4">_</text:span><text:span text:style-name="T56_5">mode</text:span><text:span text:style-name="T56_6">”)</text:span></text:p>
      <text:p text:style-name="P57"/>
      <text:p text:style-name="P58"/>
      <text:p text:style-name="P59"><text:span text:style-name="T59_1">Method</text:span><text:span text:style-name="T59_2"><text:s/>-<text:s/></text:span><text:span text:style-name="T59_3">public</text:span><text:span text:style-name="T59_4"><text:s/></text:span><text:span text:style-name="T59_5">static</text:span><text:span text:style-name="T59_6"><text:s/></text:span><text:span text:style-name="T59_7">void</text:span><text:span text:style-name="T59_8"><text:s/></text:span><text:span text:style-name="T59_9">main</text:span><text:span text:style-name="T59_10">(</text:span><text:span text:style-name="T59_11">String</text:span><text:span text:style-name="T59_12">[]<text:s/></text:span><text:span text:style-name="T59_13">args</text:span><text:span text:style-name="T59_14">)</text:span></text:p>
      <text:p text:style-name="P60"/>
      <text:p text:style-name="P61"><text:span text:style-name="T61_1">A</text:span><text:span text:style-name="T61_2"><text:s/></text:span><text:span text:style-name="T61_3">Main</text:span><text:span text:style-name="T61_4"><text:s/></text:span><text:span text:style-name="T61_5">Link</text:span></text:p>
      <text:p text:style-name="P62"><text:span text:style-name="T62_1">Line</text:span><text:span text:style-name="T62_2"><text:s/>549<text:s/>-<text:s/></text:span><text:span text:style-name="T62_3">frame</text:span><text:span text:style-name="T62_4">.</text:span><text:span text:style-name="T62_5">c</text:span><text:span text:style-name="T62_6">.</text:span><text:span text:style-name="T62_7">checkJavaVersion</text:span><text:span text:style-name="T62_8">();</text:span></text:p>
      <text:p text:style-name="P63"/>
      <text:p text:style-name="P64"><text:span text:style-name="T64_1">Line</text:span><text:span text:style-name="T64_2"><text:s/>551<text:s/>-<text:s/></text:span><text:span text:style-name="T64_3">ModeController</text:span><text:span text:style-name="T64_4"><text:s/></text:span><text:span text:style-name="T64_5">ctrl</text:span><text:span text:style-name="T64_6"><text:s/>=<text:s/></text:span><text:span text:style-name="T64_7">frame</text:span><text:span text:style-name="T64_8">.</text:span><text:span text:style-name="T64_9">c</text:span><text:span text:style-name="T64_10">.</text:span><text:span text:style-name="T64_11">getMode</text:span><text:span text:style-name="T64_12">().</text:span><text:span text:style-name="T64_13">getModeController</text:span><text:span text:style-name="T64_14">();</text:span></text:p>
      <text:p text:style-name="P65"><text:span text:style-name="T65_1">A</text:span><text:span text:style-name="T65_2"><text:s/></text:span><text:span text:style-name="T65_3">Main</text:span><text:span text:style-name="T65_4"><text:s/></text:span><text:span text:style-name="T65_5">Link</text:span></text:p>
      <text:p text:style-name="P66"/>
      <text:p text:style-name="P67"><text:span text:style-name="T67_1">Methods</text:span><text:span text:style-name="T67_2"><text:s/></text:span><text:span text:style-name="T67_3">Called</text:span></text:p>
      <text:p text:style-name="P68"><text:span text:style-name="T68_1">frame</text:span></text:p>
      <text:p text:style-name="P69"><text:span text:style-name="T69_1">getMode</text:span></text:p>
      <text:p text:style-name="P70"><text:span text:style-name="T70_1">getModeController</text:span></text:p>
      <text:p text:style-name="P71"/>
      <text:p text:style-name="P72"><text:span text:style-name="T72_1">Line</text:span><text:span text:style-name="T72_2"><text:s/>577<text:s/>-<text:s/></text:span><text:span text:style-name="T72_3">frame</text:span><text:span text:style-name="T72_4">.</text:span><text:span text:style-name="T72_5">c</text:span><text:span text:style-name="T72_6">.</text:span><text:span text:style-name="T72_7">getLastOpenedList</text:span><text:span text:style-name="T72_8">().</text:span><text:span text:style-name="T72_9">open</text:span><text:span text:style-name="T72_10">(</text:span><text:span text:style-name="T72_11">frame</text:span><text:span text:style-name="T72_12">.</text:span><text:span text:style-name="T72_13">getProperty</text:span><text:span text:style-name="T72_14">("</text:span><text:span text:style-name="T72_15">onStartIfNotSpecified</text:span><text:span text:style-name="T72_16">"));<text:s/></text:span></text:p>
      <text:p text:style-name="P73"><text:span text:style-name="T73_1">A</text:span><text:span text:style-name="T73_2"><text:s/></text:span><text:span text:style-name="T73_3">Main</text:span><text:span text:style-name="T73_4"><text:s/></text:span><text:span text:style-name="T73_5">Link</text:span></text:p>
      <text:p text:style-name="P74"/>
      <text:p text:style-name="P75"><text:span text:style-name="T75_1">frame</text:span></text:p>
      <text:p text:style-name="P76"><text:span text:style-name="T76_1">getLastOpenedList</text:span></text:p>
      <text:p text:style-name="P77"><text:span text:style-name="T77_1">open</text:span></text:p>
      <text:p text:style-name="P78"><text:span text:style-name="T78_1">getProperty</text:span></text:p>
      <text:p text:style-name="P79"/>
      <text:p text:style-name="P80"><text:span text:style-name="T80_1">Main</text:span><text:span text:style-name="T80_2"><text:s/></text:span><text:span text:style-name="T80_3">link</text:span></text:p>
      <text:p text:style-name="P81"/>
      <text:p text:style-name="P82"><text:span text:style-name="T82_1">Line</text:span><text:span text:style-name="T82_2"><text:s/>592<text:s/>-<text:s/></text:span><text:span text:style-name="T82_3">frame</text:span><text:span text:style-name="T82_4">.</text:span><text:span text:style-name="T82_5">c</text:span><text:span text:style-name="T82_6">.</text:span><text:span text:style-name="T82_7">setToolbarVisible</text:span><text:span text:style-name="T82_8">(</text:span><text:span text:style-name="T82_9">false</text:span><text:span text:style-name="T82_10">);</text:span></text:p>
      <text:p text:style-name="P83"/>
      <text:p text:style-name="P84"/>
      <text:p text:style-name="P85"><text:span text:style-name="T85_1">Main</text:span><text:span text:style-name="T85_2"><text:s/></text:span><text:span text:style-name="T85_3">link</text:span></text:p>
      <text:p text:style-name="P86"><text:span text:style-name="T86_1">Line</text:span><text:span text:style-name="T86_2"><text:s/>595<text:s/>-<text:s/></text:span><text:span text:style-name="T86_3">frame</text:span><text:span text:style-name="T86_4">.</text:span><text:span text:style-name="T86_5">c</text:span><text:span text:style-name="T86_6">.</text:span><text:span text:style-name="T86_7">setLeftToolbarVisible</text:span><text:span text:style-name="T86_8">(</text:span><text:span text:style-name="T86_9">false</text:span><text:span text:style-name="T86_10">);</text:span></text:p>
      <text:p text:style-name="P87"/>
      <text:p text:style-name="P88"/>
      <text:p text:style-name="P89"/>
      <table:table table:style-name="Table3">
        <table:table-column table:style-name="Column11"/>
        <table:table-column table:style-name="Column12"/>
        <table:table-column table:style-name="Column13"/>
        <table:table-column table:style-name="Column14"/>
        <table:table-column table:style-name="Column15"/>
        <table:table-row table:style-name="Row7">
          <table:table-cell table:style-name="Cell31">
            <text:p text:style-name="P90"><text:span text:style-name="T90_1">Class</text:span></text:p>
          </table:table-cell>
          <table:table-cell table:style-name="Cell32">
            <text:p text:style-name="P91"><text:span text:style-name="T91_1">Method</text:span></text:p>
          </table:table-cell>
          <table:table-cell table:style-name="Cell33">
            <text:p text:style-name="P92"><text:span text:style-name="T92_1">Line</text:span><text:span text:style-name="T92_2"><text:s/></text:span><text:span text:style-name="T92_3">Location</text:span></text:p>
          </table:table-cell>
          <table:table-cell table:style-name="Cell34">
            <text:p text:style-name="P93"><text:span text:style-name="T93_1">Variable</text:span></text:p>
          </table:table-cell>
          <table:table-cell table:style-name="Cell35">
            <text:p text:style-name="P94"><text:span text:style-name="T94_1">Variable</text:span><text:span text:style-name="T94_2"><text:s/></text:span><text:span text:style-name="T94_3">Modified</text:span><text:span text:style-name="T94_4"><text:s/></text:span><text:span text:style-name="T94_5">To</text:span></text:p>
          </table:table-cell>
        </table:table-row>
        <table:table-row table:style-name="Row8">
          <table:table-cell table:style-name="Cell36">
            <text:p text:style-name="P95"><text:span text:style-name="T95_1">Vmap</text:span><text:span text:style-name="T95_2">.</text:span><text:span text:style-name="T95_3">java</text:span><text:span text:style-name="T95_4"><text:s/></text:span></text:p>
          </table:table-cell>
          <table:table-cell table:style-name="Cell37">
            <text:p text:style-name="P96"><text:span text:style-name="T96_1">Vmap</text:span></text:p>
          </table:table-cell>
          <table:table-cell table:style-name="Cell38">
            <text:p text:style-name="P97"><text:span text:style-name="T97_1">248</text:span></text:p>
          </table:table-cell>
          <table:table-cell table:style-name="Cell39">
            <text:p text:style-name="P98"><text:span text:style-name="T98_1">String</text:span><text:span text:style-name="T98_2">,<text:s/></text:span><text:span text:style-name="T98_3">string</text:span></text:p>
          </table:table-cell>
          <table:table-cell table:style-name="Cell40">
            <text:p text:style-name="P99"><text:span text:style-name="T99_1">n</text:span><text:span text:style-name="T99_2">/</text:span><text:span text:style-name="T99_3">a</text:span></text:p>
          </table:table-cell>
        </table:table-row>
        <table:table-row table:style-name="Row9">
          <table:table-cell table:style-name="Cell41">
            <text:p text:style-name="P100"><text:span text:style-name="T100_1">Tools</text:span><text:span text:style-name="T100_2">.</text:span><text:span text:style-name="T100_3">java</text:span></text:p>
          </table:table-cell>
          <table:table-cell table:style-name="Cell42">
            <text:p text:style-name="P101"><text:span text:style-name="T101_1">safeEquals</text:span></text:p>
          </table:table-cell>
          <table:table-cell table:style-name="Cell43">
            <text:p text:style-name="P102"><text:span text:style-name="T102_1">338</text:span></text:p>
          </table:table-cell>
          <table:table-cell table:style-name="Cell44">
            <text:p text:style-name="P103"><text:span text:style-name="T103_1">Boolean</text:span></text:p>
          </table:table-cell>
          <table:table-cell table:style-name="Cell45">
            <text:p text:style-name="P104"><text:span text:style-name="T104_1">n</text:span><text:span text:style-name="T104_2">/</text:span><text:span text:style-name="T104_3">a</text:span></text:p>
          </table:table-cell>
        </table:table-row>
      </table:table>
      <text:p text:style-name="P105"/>
      <text:p text:style-name="P106"><text:span text:style-name="T106_1">Line</text:span><text:span text:style-name="T106_2"><text:s/>248<text:s/>-<text:s/></text:span><text:span text:style-name="T106_3">Tools</text:span><text:span text:style-name="T106_4">.</text:span><text:span text:style-name="T106_5">safeEquals</text:span><text:span text:style-name="T106_6">(</text:span><text:span text:style-name="T106_7">getProperty</text:span><text:span text:style-name="T106_8">("</text:span><text:span text:style-name="T106_9">antialiasEdges</text:span><text:span text:style-name="T106_10">"),<text:s/>"</text:span><text:span text:style-name="T106_11">true</text:span><text:span text:style-name="T106_12">")</text:span></text:p>
      <text:p text:style-name="P107"><text:span text:style-name="T107_1">Line</text:span><text:span text:style-name="T107_2"><text:s/>338<text:s/>-<text:s/></text:span><text:span text:style-name="T107_3">return</text:span><text:span text:style-name="T107_4"><text:s/>(</text:span><text:span text:style-name="T107_5">string</text:span><text:span text:style-name="T107_6">1<text:s/>!=<text:s/></text:span><text:span text:style-name="T107_7">null</text:span><text:span text:style-name="T107_8"><text:s/>&amp;&amp;<text:s/></text:span><text:span text:style-name="T107_9">string</text:span><text:span text:style-name="T107_10">2<text:s/>!=<text:s/></text:span><text:span text:style-name="T107_11">null</text:span><text:span text:style-name="T107_12"><text:s/>&amp;&amp;<text:s/></text:span><text:span text:style-name="T107_13">string</text:span><text:span text:style-name="T107_14">1.</text:span><text:span text:style-name="T107_15">equals</text:span><text:span text:style-name="T107_16">(</text:span><text:span text:style-name="T107_17">string</text:span><text:span text:style-name="T107_18">2));</text:span></text:p>
      <text:p text:style-name="P108"/>
      <table:table table:style-name="Table4"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10">
          <table:table-cell table:style-name="Cell46">
            <text:p text:style-name="P109"><text:span text:style-name="T109_1">Class</text:span></text:p>
          </table:table-cell>
          <table:table-cell table:style-name="Cell47">
            <text:p text:style-name="P110"><text:span text:style-name="T110_1">Method</text:span></text:p>
          </table:table-cell>
          <table:table-cell table:style-name="Cell48">
            <text:p text:style-name="P111"><text:span text:style-name="T111_1">Line</text:span><text:span text:style-name="T111_2"><text:s/></text:span><text:span text:style-name="T111_3">Location</text:span></text:p>
          </table:table-cell>
          <table:table-cell table:style-name="Cell49">
            <text:p text:style-name="P112"><text:span text:style-name="T112_1">Variable</text:span></text:p>
          </table:table-cell>
          <table:table-cell table:style-name="Cell50">
            <text:p text:style-name="P113"><text:span text:style-name="T113_1">Variable</text:span><text:span text:style-name="T113_2"><text:s/></text:span><text:span text:style-name="T113_3">Modified</text:span><text:span text:style-name="T113_4"><text:s/></text:span><text:span text:style-name="T113_5">To</text:span></text:p>
          </table:table-cell>
        </table:table-row>
        <table:table-row table:style-name="Row11">
          <table:table-cell table:style-name="Cell51">
            <text:p text:style-name="P114"><text:span text:style-name="T114_1">Vmap</text:span><text:span text:style-name="T114_2">.</text:span><text:span text:style-name="T114_3">java</text:span><text:span text:style-name="T114_4"><text:s/></text:span></text:p>
          </table:table-cell>
          <table:table-cell table:style-name="Cell52">
            <text:p text:style-name="P115"><text:span text:style-name="T115_1">Vmap</text:span></text:p>
          </table:table-cell>
          <table:table-cell table:style-name="Cell53">
            <text:p text:style-name="P116"><text:span text:style-name="T116_1">251</text:span></text:p>
          </table:table-cell>
          <table:table-cell table:style-name="Cell54">
            <text:p text:style-name="P117"><text:span text:style-name="T117_1">String</text:span><text:span text:style-name="T117_2">,<text:s/></text:span><text:span text:style-name="T117_3">string</text:span></text:p>
          </table:table-cell>
          <table:table-cell table:style-name="Cell55">
            <text:p text:style-name="P118"><text:span text:style-name="T118_1">n</text:span><text:span text:style-name="T118_2">/</text:span><text:span text:style-name="T118_3">a</text:span></text:p>
          </table:table-cell>
        </table:table-row>
        <table:table-row table:style-name="Row12">
          <table:table-cell table:style-name="Cell56">
            <text:p text:style-name="P119"><text:span text:style-name="T119_1">Tools</text:span><text:span text:style-name="T119_2">.</text:span><text:span text:style-name="T119_3">java</text:span></text:p>
          </table:table-cell>
          <table:table-cell table:style-name="Cell57">
            <text:p text:style-name="P120"><text:span text:style-name="T120_1">safeEquals</text:span></text:p>
          </table:table-cell>
          <table:table-cell table:style-name="Cell58">
            <text:p text:style-name="P121"><text:span text:style-name="T121_1">338</text:span></text:p>
          </table:table-cell>
          <table:table-cell table:style-name="Cell59">
            <text:p text:style-name="P122"><text:span text:style-name="T122_1">Boolean</text:span></text:p>
          </table:table-cell>
          <table:table-cell table:style-name="Cell60">
            <text:p text:style-name="P123"><text:span text:style-name="T123_1">n</text:span><text:span text:style-name="T123_2">/</text:span><text:span text:style-name="T123_3">a</text:span></text:p>
          </table:table-cell>
        </table:table-row>
      </table:table>
      <text:p text:style-name="P124"/>
      <text:p text:style-name="P125"><text:span text:style-name="T125_1">Line</text:span><text:span text:style-name="T125_2"><text:s/>251<text:s/>-<text:s/></text:span><text:span text:style-name="T125_3">Tools</text:span><text:span text:style-name="T125_4">.</text:span><text:span text:style-name="T125_5">safeEquals</text:span><text:span text:style-name="T125_6">(</text:span><text:span text:style-name="T125_7">getProperty</text:span><text:span text:style-name="T125_8">("</text:span><text:span text:style-name="T125_9">antialiasEdges</text:span><text:span text:style-name="T125_10">"),<text:s/>"</text:span><text:span text:style-name="T125_11">true</text:span><text:span text:style-name="T125_12">")</text:span></text:p>
      <text:p text:style-name="P126"><text:span text:style-name="T126_1">Line</text:span><text:span text:style-name="T126_2"><text:s/>338<text:s/>-<text:s/></text:span><text:span text:style-name="T126_3">return</text:span><text:span text:style-name="T126_4"><text:s/>(</text:span><text:span text:style-name="T126_5">string</text:span><text:span text:style-name="T126_6">1<text:s/>!=<text:s/></text:span><text:span text:style-name="T126_7">null</text:span><text:span text:style-name="T126_8"><text:s/>&amp;&amp;<text:s/></text:span><text:span text:style-name="T126_9">string</text:span><text:span text:style-name="T126_10">2<text:s/>!=<text:s/></text:span><text:span text:style-name="T126_11">null</text:span><text:span text:style-name="T126_12"><text:s/>&amp;&amp;<text:s/></text:span><text:span text:style-name="T126_13">string</text:span><text:span text:style-name="T126_14">1.</text:span><text:span text:style-name="T126_15">equals</text:span><text:span text:style-name="T126_16">(</text:span><text:span text:style-name="T126_17">string</text:span><text:span text:style-name="T126_18">2));</text:span></text:p>
      <text:p text:style-name="P127"/>
      <table:table table:style-name="Table5">
        <table:table-column table:style-name="Column21"/>
        <table:table-column table:style-name="Column22"/>
        <table:table-column table:style-name="Column23"/>
        <table:table-column table:style-name="Column24"/>
        <table:table-column table:style-name="Column25"/>
        <table:table-row table:style-name="Row13">
          <table:table-cell table:style-name="Cell61">
            <text:p text:style-name="P128"><text:span text:style-name="T128_1">Class</text:span></text:p>
          </table:table-cell>
          <table:table-cell table:style-name="Cell62">
            <text:p text:style-name="P129"><text:span text:style-name="T129_1">Method</text:span></text:p>
          </table:table-cell>
          <table:table-cell table:style-name="Cell63">
            <text:p text:style-name="P130"><text:span text:style-name="T130_1">Line</text:span><text:span text:style-name="T130_2"><text:s/></text:span><text:span text:style-name="T130_3">Location</text:span></text:p>
          </table:table-cell>
          <table:table-cell table:style-name="Cell64">
            <text:p text:style-name="P131"><text:span text:style-name="T131_1">Variable</text:span></text:p>
          </table:table-cell>
          <table:table-cell table:style-name="Cell65">
            <text:p text:style-name="P132"><text:span text:style-name="T132_1">Variable</text:span><text:span text:style-name="T132_2"><text:s/></text:span><text:span text:style-name="T132_3">Modified</text:span><text:span text:style-name="T132_4"><text:s/></text:span><text:span text:style-name="T132_5">To</text:span></text:p>
          </table:table-cell>
        </table:table-row>
        <table:table-row table:style-name="Row14">
          <table:table-cell table:style-name="Cell66">
            <text:p text:style-name="P133"><text:span text:style-name="T133_1">Vmap</text:span><text:span text:style-name="T133_2">.</text:span><text:span text:style-name="T133_3">java</text:span><text:span text:style-name="T133_4"><text:s/></text:span></text:p>
          </table:table-cell>
          <table:table-cell table:style-name="Cell67">
            <text:p text:style-name="P134"><text:span text:style-name="T134_1">Vmap</text:span></text:p>
          </table:table-cell>
          <table:table-cell table:style-name="Cell68">
            <text:p text:style-name="P135"><text:span text:style-name="T135_1">456</text:span></text:p>
          </table:table-cell>
          <table:table-cell table:style-name="Cell69">
            <text:p text:style-name="P136"><text:span text:style-name="T136_1">URL</text:span></text:p>
          </table:table-cell>
          <table:table-cell table:style-name="Cell70">
            <text:p text:style-name="P137"><text:span text:style-name="T137_1">n</text:span><text:span text:style-name="T137_2">/</text:span><text:span text:style-name="T137_3">a</text:span></text:p>
          </table:table-cell>
        </table:table-row>
        <table:table-row table:style-name="Row15">
          <table:table-cell table:style-name="Cell71">
            <text:p text:style-name="P138"><text:span text:style-name="T138_1">Tools</text:span><text:span text:style-name="T138_2">.</text:span><text:span text:style-name="T138_3">java</text:span></text:p>
          </table:table-cell>
          <table:table-cell table:style-name="Cell72">
            <text:p text:style-name="P139"><text:span text:style-name="T139_1">urlGetFile</text:span></text:p>
          </table:table-cell>
          <table:table-cell table:style-name="Cell73">
            <text:p text:style-name="P140"><text:span text:style-name="T140_1">257</text:span></text:p>
          </table:table-cell>
          <table:table-cell table:style-name="Cell74">
            <text:p text:style-name="P141"><text:span text:style-name="T141_1">String</text:span></text:p>
          </table:table-cell>
          <table:table-cell table:style-name="Cell75">
            <text:p text:style-name="P142"><text:span text:style-name="T142_1">n</text:span><text:span text:style-name="T142_2">/</text:span><text:span text:style-name="T142_3">a</text:span></text:p>
          </table:table-cell>
        </table:table-row>
      </table:table>
      <text:p text:style-name="P143"/>
      <text:p text:style-name="P144"><text:span text:style-name="T144_1">Line</text:span><text:span text:style-name="T144_2"><text:s/>456<text:s/>-<text:s/></text:span><text:span text:style-name="T144_3">command</text:span><text:span text:style-name="T144_4"><text:s/>=<text:s/>"</text:span><text:span text:style-name="T144_5">rundll</text:span><text:span text:style-name="T144_6">32<text:s/></text:span><text:span text:style-name="T144_7">url</text:span><text:span text:style-name="T144_8">.</text:span><text:span text:style-name="T144_9">dll</text:span><text:span text:style-name="T144_10">,</text:span><text:span text:style-name="T144_11">FileProtocolHandler</text:span><text:span text:style-name="T144_12"><text:s/>"<text:s/>+<text:s/></text:span><text:span text:style-name="T144_13">Tools</text:span><text:span text:style-name="T144_14">.</text:span><text:span text:style-name="T144_15">urlGetFile</text:span><text:span text:style-name="T144_16">(</text:span><text:span text:style-name="T144_17">url</text:span><text:span text:style-name="T144_18">);</text:span></text:p>
      <text:p text:style-name="P145"><text:span text:style-name="T145_1">Line</text:span><text:span text:style-name="T145_2"><text:s/>257<text:s/>-</text:span></text:p>
      <text:p text:style-name="P146"/>
      <text:p text:style-name="P147"><text:span text:style-name="T147_1">Controller</text:span><text:span text:style-name="T147_2"><text:s/></text:span><text:span text:style-name="T147_3">creates</text:span><text:span text:style-name="T147_4"><text:s/></text:span><text:span text:style-name="T147_5">a</text:span><text:span text:style-name="T147_6"><text:s/></text:span><text:span text:style-name="T147_7">VmapMain</text:span><text:span text:style-name="T147_8">??</text:span></text:p>
      <text:p text:style-name="P148"/>
      <text:p text:style-name="P149"><text:span text:style-name="T149_1">Controller</text:span><text:span text:style-name="T149_2"><text:s/></text:span><text:span text:style-name="T149_3">uses</text:span></text:p>
      <text:p text:style-name="P150"/>
      <text:p text:style-name="P151"><text:span text:style-name="T151_1">getVmapMenuBar</text:span><text:span text:style-name="T151_2"><text:s/></text:span><text:span text:style-name="T151_3">from</text:span><text:span text:style-name="T151_4"><text:s/></text:span><text:span text:style-name="T151_5">vmap</text:span></text:p>
      <text:p text:style-name="P152"><text:span text:style-name="T152_1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